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80000000539F33FC7504249EF.gif" manifest:media-type="image/gif"/>
  <manifest:file-entry manifest:full-path="Pictures/100002000000000700000008A4F3582A863CBF9F.gif" manifest:media-type="image/gif"/>
  <manifest:file-entry manifest:full-path="Pictures/100002000000000B0000000B3FA9CCDA7AE301D7.gif" manifest:media-type="image/gif"/>
  <manifest:file-entry manifest:full-path="Pictures/10000200000000090000000B5BBDD66979EFC1BA.gif" manifest:media-type="image/gif"/>
  <manifest:file-entry manifest:full-path="Pictures/100002000000002F00000025009CBF02612F6568.gif" manifest:media-type="image/gif"/>
  <manifest:file-entry manifest:full-path="Pictures/10000200000000420000002290BA3CA87EEE63D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style:font-name="Verdana" fo:font-size="11.25pt" fo:letter-spacing="normal" fo:font-style="normal" fo:font-weight="bold" officeooo:paragraph-rsid="000bcb83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333333" style:font-name="Verdana" fo:font-size="11.25pt" fo:letter-spacing="normal" fo:font-style="normal" fo:font-weight="normal" style:font-name-asian="Verdana" style:font-size-asian="11.25pt" style:font-style-asian="normal" style:font-weight-asian="normal" style:font-name-complex="Verdana" style:font-size-complex="11.25pt" style:font-style-complex="normal" style:font-weight-complex="normal"/>
    </style:style>
    <style:style style:name="P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style:font-name="Verdana" fo:font-size="14pt" fo:letter-spacing="normal" fo:font-style="normal" fo:font-weight="normal"/>
    </style:style>
    <style:style style:name="P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text-align="start" style:justify-single-word="false" fo:orphans="2" fo:widows="2"/>
      <style:text-properties loext:padding="0in" loext:border="none"/>
    </style:style>
    <style:style style:name="P6" style:family="paragraph" style:parent-style-name="Text_20_body">
      <style:paragraph-properties fo:text-align="justify" style:justify-single-word="false" fo:orphans="2" fo:widows="2"/>
    </style:style>
    <style:style style:name="P7" style:family="paragraph" style:parent-style-name="Text_20_body">
      <style:paragraph-properties fo:text-align="justify" style:justify-single-word="false" fo:orphans="2" fo:widows="2"/>
      <style:text-properties officeooo:paragraph-rsid="000bcb83"/>
    </style:style>
    <style:style style:name="P8" style:family="paragraph" style:parent-style-name="Text_20_body">
      <style:paragraph-properties fo:text-align="start" style:justify-single-word="false" fo:orphans="2" fo:widows="2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33333" style:font-name="Verdana" fo:font-size="16pt" fo:letter-spacing="normal" fo:font-style="normal" fo:font-weight="normal"/>
    </style:style>
    <style:style style:name="T1" style:family="text">
      <style:text-properties style:font-name="Verdana" fo:font-size="14pt" fo:font-style="normal" fo:font-weight="normal"/>
    </style:style>
    <style:style style:name="T2" style:family="text">
      <style:text-properties style:font-name="Verdana" fo:font-size="14pt" fo:font-style="normal" fo:font-weight="normal" officeooo:rsid="000bcb83"/>
    </style:style>
    <style:style style:name="T3" style:family="text">
      <style:text-properties style:text-position="-33% 80%"/>
    </style:style>
    <style:style style:name="T4" style:family="text">
      <style:text-properties style:text-position="-33% 80%" style:font-name="Verdana" fo:font-size="14pt" fo:font-style="normal" fo:font-weight="normal"/>
    </style:style>
    <style:style style:name="T5" style:family="text">
      <style:text-properties fo:font-variant="normal" fo:text-transform="none" fo:color="#333333" style:font-name="Verdana" fo:font-size="11.25pt" fo:letter-spacing="normal" fo:font-style="normal" fo:font-weight="bold"/>
    </style:style>
    <style:style style:name="T6" style:family="text">
      <style:text-properties fo:font-variant="normal" fo:text-transform="none" fo:color="#333333" style:font-name="Verdana" fo:font-size="14pt" fo:letter-spacing="normal" fo:font-style="normal" fo:font-weight="normal"/>
    </style:style>
    <style:style style:name="T7" style:family="text">
      <style:text-properties fo:font-variant="normal" fo:text-transform="none" fo:color="#333333" style:text-position="-33% 80%" style:font-name="Verdana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 initial clasa a VII-a</text:p>
      <text:p text:style-name="P1">Subiectul I</text:p>
      <text:p text:style-name="P1">- Pe foaie se trec numai rezultatele.</text:p>
      <text:p text:style-name="P3">1.a) 20% din 50 este...........</text:p>
      <text:p text:style-name="P4"><text:span text:style-name="T1">b) Solutia ecuatiei 2x - 3 = - 7 este....</text:span></text:p>
      <text:p text:style-name="P4"><text:span text:style-name="T1">c) Daca </text:span><text:span text:style-name="T4"><draw:frame draw:style-name="fr1" draw:name="Image1" text:anchor-type="as-char" svg:width="0.552in" svg:height="0.4583in" draw:z-index="0"><draw:image xlink:href="Pictures/100002000000002F00000025009CBF02612F6568.gif" xlink:type="simple" xlink:show="embed" xlink:actuate="onLoad" loext:mime-type="image/gif"/></draw:frame></text:span><text:span text:style-name="T4"><text:s/></text:span><text:span text:style-name="T1">atunci xy = ........</text:span></text:p>
      <text:p text:style-name="P3">2.a) Complementul unghiul cu masura de 60º este unghiul cu masura de...º</text:p>
      <text:p text:style-name="P4"><text:span text:style-name="T2">b</text:span><text:span text:style-name="T1">) Mediana într-un triunghi este............</text:span></text:p>
      <text:p text:style-name="P4"><text:span text:style-name="T1">c) Perimetrul unui triunghi echilateral cu latura de 3,5 cm este..cm.</text:span></text:p>
      <text:p text:style-name="P3">3.a) Rezultatul calculului <text:span text:style-name="T3"><draw:frame draw:style-name="fr1" draw:name="Image2" text:anchor-type="as-char" svg:width="0.7602in" svg:height="0.4272in" draw:z-index="1"><draw:image xlink:href="Pictures/10000200000000420000002290BA3CA87EEE63D2.gif" xlink:type="simple" xlink:show="embed" xlink:actuate="onLoad" loext:mime-type="image/gif"/></draw:frame></text:span><text:span text:style-name="T3"><text:s/></text:span>este.........</text:p>
      <text:p text:style-name="P4"><text:span text:style-name="T1">b) 4 robinete umplu un bazin în 7ore.14 robinete vor umple bazinul în ..ore.</text:span></text:p>
      <text:p text:style-name="P4"><text:span text:style-name="T1">c) Cel mai mare divizor comun al numerelor 24 si 40 este.....</text:span></text:p>
      <text:p text:style-name="P3">4.a) Masurile unghiurilor ascutite ale unui triunghi dreptunghic isoscel sunt de..º</text:p>
      <text:p text:style-name="P4"><text:span text:style-name="T1">b) Unghiul obtuz este......................</text:span></text:p>
      <text:p text:style-name="P4"><text:span text:style-name="T1">c) Linia mijlocie într-un triunghi este.................</text:span></text:p>
      <text:p text:style-name="P1">Subiectul II</text:p>
      <text:p text:style-name="P7"><text:span text:style-name="T5">- Pe foaie se trec rezolvarile complete.</text:span><text:bookmark text:name="aswift_1_anchor"/><text:bookmark text:name="aswift_1_expand"/></text:p>
      <text:p text:style-name="P3">1.a) Calculati: [-3² +(-3)³ - (-3) + (-2)∙(5 - 7)]·(-10).</text:p>
      <text:p text:style-name="P4"><text:span text:style-name="T1">b) Calculati masurile unghiurilor unui triunghi care sunt direct proportionale cu numerele 2, 3 si 4.</text:span></text:p>
      <text:p text:style-name="P3">2. O banca ofera dobânda de 60% pe an. Ce suma va avea în cont, dupa 6 luni, o persoana care depune la banca suma de 1200lei.</text:p>
      <text:p text:style-name="P3">3. În triunghiul dreptunghic ABC cu m(<text:span text:style-name="T3"><draw:frame draw:style-name="fr1" draw:name="Image3" text:anchor-type="as-char" svg:width="0.1772in" svg:height="0.1665in" draw:z-index="2"><draw:image xlink:href="Pictures/100002000000000B0000000B3FA9CCDA7AE301D7.gif" xlink:type="simple" xlink:show="embed" xlink:actuate="onLoad" loext:mime-type="image/gif"/></draw:frame></text:span>A)=90º avem AB= 4 cm si m(<text:span text:style-name="T3"><draw:frame draw:style-name="fr1" draw:name="Image4" text:anchor-type="as-char" svg:width="0.1772in" svg:height="0.1665in" draw:z-index="3"><draw:image xlink:href="Pictures/100002000000000B0000000B3FA9CCDA7AE301D7.gif" xlink:type="simple" xlink:show="embed" xlink:actuate="onLoad" loext:mime-type="image/gif"/></draw:frame></text:span>B)=60º.</text:p>
      <text:p text:style-name="P4"><text:span text:style-name="T1">a) Calculati (</text:span><text:span text:style-name="T4"><draw:frame draw:style-name="fr1" draw:name="Image5" text:anchor-type="as-char" svg:width="0.1772in" svg:height="0.1665in" draw:z-index="4"><draw:image xlink:href="Pictures/100002000000000B0000000B3FA9CCDA7AE301D7.gif" xlink:type="simple" xlink:show="embed" xlink:actuate="onLoad" loext:mime-type="image/gif"/></draw:frame></text:span><text:span text:style-name="T1">C).</text:span></text:p>
      <text:p text:style-name="P4"><text:soft-page-break/><text:span text:style-name="T1">b) Determinati lungimea laturii [BC].</text:span></text:p>
      <text:p text:style-name="P6"><text:span text:style-name="T6">c) Daca P</text:span><text:span text:style-name="T7"><draw:frame draw:style-name="fr1" draw:name="Image6" text:anchor-type="as-char" svg:width="0.1354in" svg:height="0.1354in" draw:z-index="5"><draw:image xlink:href="Pictures/100002000000000700000008A4F3582A863CBF9F.gif" xlink:type="simple" xlink:show="embed" xlink:actuate="onLoad" loext:mime-type="image/gif"/></draw:frame></text:span><text:span text:style-name="T6">(BC), [BP]</text:span><text:span text:style-name="T7"><draw:frame draw:style-name="fr1" draw:name="Image7" text:anchor-type="as-char" svg:width="0.1354in" svg:height="0.1252in" draw:z-index="6"><draw:image xlink:href="Pictures/10000200000000080000000539F33FC7504249EF.gif" xlink:type="simple" xlink:show="embed" xlink:actuate="onLoad" loext:mime-type="image/gif"/></draw:frame></text:span><text:span text:style-name="T6">[PC], demonstrati ca </text:span><text:span text:style-name="T7"><draw:frame draw:style-name="fr1" draw:name="Image8" text:anchor-type="as-char" svg:width="0.1563in" svg:height="0.1772in" draw:z-index="7"><draw:image xlink:href="Pictures/10000200000000090000000B5BBDD66979EFC1BA.gif" xlink:type="simple" xlink:show="embed" xlink:actuate="onLoad" loext:mime-type="image/gif"/></draw:frame></text:span><text:span text:style-name="T6">ABP este echilater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0:25:04.007306618</meta:creation-date>
    <dc:date>2019-06-28T20:28:42.835213540</dc:date>
    <meta:editing-duration>PT3M42S</meta:editing-duration>
    <meta:editing-cycles>1</meta:editing-cycles>
    <meta:document-statistic meta:table-count="0" meta:image-count="8" meta:object-count="0" meta:page-count="2" meta:paragraph-count="24" meta:word-count="208" meta:character-count="1241" meta:non-whitespace-character-count="1057"/>
    <meta:generator>LibreOffice/6.0.6.2$Linux_X86_64 LibreOffice_project/00m0$Build-2</meta:generator>
  </office:meta>
</office:document-meta>
</file>